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3.927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Label_20_sx_20_EG">
      <style:graphic-properties fo:min-width="3.85cm"/>
      <style:paragraph-properties style:writing-mode="lr-tb"/>
    </style:style>
    <style:style style:name="gr194" style:family="graphic" style:parent-style-name="Label_20_sx_20_EG">
      <style:graphic-properties draw:auto-grow-width="false" draw:fit-to-size="false" style:shrink-to-fit="true" fo:min-width="4.796cm"/>
      <style:paragraph-properties style:writing-mode="lr-tb"/>
    </style:style>
    <style:style style:name="gr195" style:family="graphic" style:parent-style-name="Label_20_sx_20_EG">
      <style:graphic-properties fo:min-width="4.003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0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Label_20_sx_20_EG">
      <style:graphic-properties fo:min-width="3.025cm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253" style:family="graphic" style:parent-style-name="Label_20_sx_20_EG">
      <style:graphic-properties fo:min-width="5.628cm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Label_20_sx_20_EG" style:list-style-name="L1">
      <style:graphic-properties fo:min-width="2.196cm"/>
      <style:paragraph-properties style:writing-mode="lr-tb"/>
    </style:style>
    <style:style style:name="gr265" style:family="graphic" style:parent-style-name="Label_20_sx_20_EG" style:list-style-name="L1">
      <style:graphic-properties fo:min-width="3.046cm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Label_20_sx_20_EG" style:list-style-name="L1">
      <style:graphic-properties fo:min-width="2.196cm"/>
      <style:paragraph-properties style:writing-mode="lr-tb"/>
    </style:style>
    <style:style style:name="gr273" style:family="graphic" style:parent-style-name="Label_20_sx_20_EG" style:list-style-name="L1">
      <style:graphic-properties fo:min-width="3.046cm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Label_20_sx_20_EG" style:list-style-name="L1">
      <style:graphic-properties fo:min-width="2.196cm"/>
      <style:paragraph-properties style:writing-mode="lr-tb"/>
    </style:style>
    <style:style style:name="gr291" style:family="graphic" style:parent-style-name="Label_20_sx_20_EG" style:list-style-name="L1">
      <style:graphic-properties fo:min-width="3.046cm"/>
      <style:paragraph-properties style:writing-mode="lr-tb"/>
    </style:style>
    <style:style style:name="gr292" style:family="graphic" style:parent-style-name="Label_20_sx_20_EG" style:list-style-name="L1">
      <style:graphic-properties fo:min-width="2.196cm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Label_20_sx_20_EG" style:list-style-name="L1">
      <style:graphic-properties fo:min-width="2.196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Label_20_sx_20_EG" style:list-style-name="L1">
      <style:graphic-properties fo:min-width="2.196cm"/>
      <style:paragraph-properties style:writing-mode="lr-tb"/>
    </style:style>
    <style:style style:name="gr341" style:family="graphic" style:parent-style-name="Label_20_sx_20_EG" style:list-style-name="L1">
      <style:graphic-properties fo:min-width="3.046cm"/>
      <style:paragraph-properties style:writing-mode="lr-tb"/>
    </style:style>
    <style:style style:name="gr342" style:family="graphic" style:parent-style-name="Label_20_sx_20_EG" style:list-style-name="L1">
      <style:graphic-properties fo:min-width="2.196cm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Label_20_sx_20_EG" style:list-style-name="L1">
      <style:graphic-properties fo:min-width="2.196cm"/>
      <style:paragraph-properties style:writing-mode="lr-tb"/>
    </style:style>
    <style:style style:name="gr377" style:family="graphic" style:parent-style-name="Label_20_sx_20_EG" style:list-style-name="L1">
      <style:graphic-properties fo:min-width="3.046cm"/>
      <style:paragraph-properties style:writing-mode="lr-tb"/>
    </style:style>
    <style:style style:name="gr378" style:family="graphic" style:parent-style-name="Label_20_sx_20_EG" style:list-style-name="L1">
      <style:graphic-properties fo:min-width="1.285cm"/>
      <style:paragraph-properties style:writing-mode="lr-tb"/>
    </style:style>
    <style:style style:name="gr3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Label_20_sx_20_EG" style:list-style-name="L1">
      <style:graphic-properties fo:min-width="2.196cm"/>
      <style:paragraph-properties style:writing-mode="lr-tb"/>
    </style:style>
    <style:style style:name="gr410" style:family="graphic" style:parent-style-name="Label_20_sx_20_EG" style:list-style-name="L1">
      <style:graphic-properties fo:min-width="3.046cm"/>
      <style:paragraph-properties style:writing-mode="lr-tb"/>
    </style:style>
    <style:style style:name="gr411" style:family="graphic" style:parent-style-name="Label_20_sx_20_EG" style:list-style-name="L1">
      <style:graphic-properties fo:min-width="2.196cm"/>
      <style:paragraph-properties style:writing-mode="lr-tb"/>
    </style:style>
    <style:style style:name="gr4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8" style:family="graphic" style:parent-style-name="Label_20_sx_20_EG">
      <style:graphic-properties fo:min-width="7.249cm"/>
      <style:paragraph-properties style:writing-mode="lr-tb"/>
    </style:style>
    <style:style style:name="gr429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430" style:family="graphic" style:parent-style-name="Box_20_EG">
      <style:graphic-properties fo:min-height="0cm" fo:min-width="0cm"/>
      <style:paragraph-properties style:writing-mode="lr-tb"/>
    </style:style>
    <style:style style:name="gr431" style:family="graphic" style:parent-style-name="Box_20_EG">
      <style:graphic-properties draw:fill="solid" draw:fill-color="#fff5ce" fo:min-height="0cm" fo:min-width="0cm" style:protect="size"/>
    </style:style>
    <style:style style:name="gr432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433" style:family="graphic" style:parent-style-name="Label_20_sx_20_EG">
      <style:graphic-properties fo:min-height="0.319cm" fo:min-width="0.366cm"/>
      <style:paragraph-properties style:writing-mode="lr-tb"/>
    </style:style>
    <style:style style:name="gr434" style:family="graphic" style:parent-style-name="Label_20_dx_20_EG">
      <style:graphic-properties fo:min-width="2.978cm"/>
      <style:paragraph-properties style:writing-mode="lr-tb"/>
    </style:style>
    <style:style style:name="gr435" style:family="graphic" style:parent-style-name="Label_20_sx_20_EG">
      <style:graphic-properties fo:min-height="0.319cm" fo:min-width="1.958cm"/>
      <style:paragraph-properties style:writing-mode="lr-tb"/>
    </style:style>
    <style:style style:name="gr436" style:family="graphic" style:parent-style-name="Label_20_sx_20_EG">
      <style:graphic-properties fo:min-height="0.319cm" fo:min-width="1.831cm"/>
      <style:paragraph-properties style:writing-mode="lr-tb"/>
    </style:style>
    <style:style style:name="gr437" style:family="graphic" style:parent-style-name="Label_20_sx_20_EG">
      <style:graphic-properties fo:min-height="0.319cm" fo:min-width="1.386cm"/>
      <style:paragraph-properties style:writing-mode="lr-tb"/>
    </style:style>
    <style:style style:name="gr438" style:family="graphic" style:parent-style-name="Label_20_sx_20_EG">
      <style:graphic-properties fo:min-height="0.319cm" fo:min-width="2.11cm"/>
      <style:paragraph-properties style:writing-mode="lr-tb"/>
    </style:style>
    <style:style style:name="gr439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440" style:family="graphic" style:parent-style-name="Label_20_sx_20_EG">
      <style:graphic-properties fo:min-height="0.319cm" fo:min-width="1.31cm"/>
      <style:paragraph-properties style:writing-mode="lr-tb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style:paragraph-properties fo:text-align="end"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2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solid" draw:fill-color="#fff5ce"/>
      <style:paragraph-properties style:writing-mode="lr-tb"/>
    </style:style>
    <style:style style:name="P35" style:family="paragraph">
      <loext:graphic-properties draw:fill="solid" draw:fill-color="#fff5ce"/>
    </style:style>
    <style:style style:name="P36" style:family="paragraph">
      <loext:graphic-properties draw:fill="solid" draw:fill-color="#e8f2a1"/>
      <style:paragraph-properties style:writing-mode="lr-tb"/>
    </style:style>
    <style:style style:name="P37" style:family="paragraph">
      <loext:graphic-properties draw:fill="solid" draw:fill-color="#ffd8ce"/>
      <style:paragraph-properties style:writing-mode="lr-tb"/>
    </style:style>
    <style:style style:name="P38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</text:span><text:span text:style-name="T1">oc</text:span><text:span text:style-name="T1">ed</text:span><text:span text:style-name="T1">ur</text:span><text:span text:style-name="T1">e </text:span><text:span text:style-name="T1">PI</text:span></text:p>
            <text:p text:style-name="P2"><text:span text:style-name="T2">V</text:span><text:span text:style-name="T2">al</text:span><text:span text:style-name="T2">ut</text:span><text:span text:style-name="T2">a</text:span><text:span text:style-name="T2">zi</text:span><text:span text:style-name="T2">o</text:span><text:span text:style-name="T2">n</text:span><text:span text:style-name="T2">e </text:span><text:span text:style-name="T2">pr</text:span><text:span text:style-name="T2">o</text:span><text:span text:style-name="T2">g</text:span><text:span text:style-name="T2">et</text:span><text:span text:style-name="T2">to</text:span><text:span text:style-name="T2">, </text:span><text:span text:style-name="T2">n</text:span><text:span text:style-name="T2">ul</text:span><text:span text:style-name="T2">la </text:span><text:span text:style-name="T2">o</text:span><text:span text:style-name="T2">st</text:span><text:span text:style-name="T2">a </text:span><text:span text:style-name="T2">fa</text:span><text:span text:style-name="T2">tti</text:span><text:span text:style-name="T2">bi</text:span><text:span text:style-name="T2">lit</text:span><text:span text:style-name="T2">à, </text:span><text:span text:style-name="T2">v</text:span><text:span text:style-name="T2">er</text:span><text:span text:style-name="T2">ifi</text:span><text:span text:style-name="T2">c</text:span><text:span text:style-name="T2">h</text:span><text:span text:style-name="T2">e </text:span><text:span text:style-name="T2">in </text:span><text:span text:style-name="T2">c</text:span><text:span text:style-name="T2">or</text:span><text:span text:style-name="T2">s</text:span><text:span text:style-name="T2">o </text:span><text:span text:style-name="T2">d'</text:span><text:span text:style-name="T2">o</text:span><text:span text:style-name="T2">p</text:span><text:span text:style-name="T2">er</text:span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</text:span><text:span text:style-name="T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</text:span><text:span text:style-name="T4">/</text:span><text:span text:style-name="T4">O</text:span><text:span text:style-name="T4">C: </text:span><text:span text:style-name="T4">Av</text:span><text:span text:style-name="T4">vio </text:span><text:span text:style-name="T4">pr</text:span><text:span text:style-name="T4">oc</text:span><text:span text:style-name="T4">edi</text:span><text:span text:style-name="T4">m.</text:span><text:span text:style-name="T4"><text:line-break/></text:span><text:span text:style-name="T5">VP</text:span><text:span text:style-name="T5">20</text:span><text:span text:style-name="T5">_A</text:span><text:span text:style-name="T5">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</text:span><text:span text:style-name="T1">P</text:span><text:span text:style-name="T1">7</text:span><text:span text:style-name="T1">0</text:span><text:span text:style-name="T1">_</text:span><text:span text:style-name="T1">F</text:span><text:span text:style-name="T1">A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</text:span><text:span text:style-name="T1">P</text:span><text:span text:style-name="T1">9</text:span><text:span text:style-name="T1">0</text:span><text:span text:style-name="T1">_</text:span><text:span text:style-name="T1">C</text:span><text:span text:style-name="T1">O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</text:span><text:span text:style-name="T1">P</text:span><text:span text:style-name="T1">8</text:span><text:span text:style-name="T1">0</text:span><text:span text:style-name="T1">_</text:span><text:span text:style-name="T1">P</text:span><text:span text:style-name="T1">R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</text:span><text:span text:style-name="T4">C</text:span><text:span text:style-name="T4">:</text:span><text:span text:style-name="T4"> </text:span><text:span text:style-name="T4">V</text:span><text:span text:style-name="T4">e</text:span><text:span text:style-name="T4">r</text:span><text:span text:style-name="T4">i</text:span><text:span text:style-name="T4">f</text:span><text:span text:style-name="T4">i</text:span><text:span text:style-name="T4">c</text:span><text:span text:style-name="T4">a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l</text:span><text:span text:style-name="T4">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</text:span><text:span text:style-name="T1">in Prince</text:span></text:p>
            <text:p text:style-name="P2"><text:span text:style-name="T2">Valutazio</text:span><text:span text:style-name="T2">ne </text:span><text:span text:style-name="T2">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</text:span><text:span text:style-name="T10">C: </text:span><text:span text:style-name="T10">Ve</text:span><text:span text:style-name="T10">rifi</text:span><text:span text:style-name="T10">ca </text:span><text:span text:style-name="T10">for</text:span><text:span text:style-name="T10">ma</text:span><text:span text:style-name="T10">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</text:span><text:span text:style-name="T11">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</text:span><text:span text:style-name="T11">Assegnazio</text:span><text:span text:style-name="T11">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</text:span><text:span text:style-name="T11">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</text:span><text:span text:style-name="T11">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 SC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0.913cm" svg:x="6.425cm" svg:y="20.15cm">
          <text:p text:style-name="P6">OC: Emissione VVT/CPI</text:p>
          <text:p text:style-name="P6"><text:span text:style-name="T1">SC70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17">OC: Misure urgenti</text:span></text:p>
          <text:p text:style-name="P28"><text:span text:style-name="T18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6cm" draw:start-shape="id69" draw:start-glue-point="5" draw:end-shape="id70" draw:end-glue-point="1" svg:d="M11425 20606h-1000" svg:viewBox="0 0 1001 1">
          <text:p/>
        </draw:connector>
        <draw:connector draw:style-name="gr11" draw:layer="layout" svg:x1="8.425cm" svg:y1="21.063cm" svg:x2="8.425cm" svg:y2="21.55cm" draw:start-shape="id70" draw:start-glue-point="2" draw:end-shape="id71" draw:end-glue-point="4" svg:d="M8425 21063v487" svg:viewBox="0 0 1 488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15cm" draw:start-shape="id72" draw:start-glue-point="6" draw:end-shape="id70" draw:end-glue-point="0" svg:d="M8426 16606v1772h-1v1772" svg:viewBox="0 0 2 3545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29" draw:layer="layout" svg:width="3.927cm" svg:height="0.637cm" svg:x="4cm" svg:y="12.65cm">
          <draw:text-box>
            <text:p text:style-name="P29">Senza sopralluogo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30" xml:id="id77" draw:id="id77" draw:layer="layout" svg:width="4cm" svg:height="0.913cm" svg:x="2.025cm" svg:y="20.15cm">
          <text:p text:style-name="P6">OC: Invio verifica formale</text:p>
          <text:p text:style-name="P6"><text:span text:style-name="T18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1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  <draw:frame draw:style-name="gr193" draw:text-style-name="P6" draw:layer="layout" svg:width="3.85cm" svg:height="1.009cm" svg:x="14.866cm" svg:y="21.191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194" draw:text-style-name="P6" draw:layer="layout" svg:width="4.822cm" svg:height="0.9cm" svg:x="10.578cm" svg:y="13.7cm">
          <draw:text-box>
            <text:p text:style-name="P6">Acquisire verbale SOP su PRINCE.</text:p>
          </draw:text-box>
        </draw:frame>
      </draw:page>
      <draw:page draw:name="Espos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Esposto, ispezione (art 19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89" draw:id="id89" draw:layer="layout" svg:width="0.6cm" svg:height="0.6cm" svg:x="9.725cm" svg:y="18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83" draw:id="id83" draw:layer="layout" svg:width="0.6cm" svg:height="0.6cm" svg:x="9.725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10.025cm" svg:y1="11.45cm" svg:x2="10.025cm" svg:y2="11.869cm" draw:start-shape="id83" draw:start-glue-point="8" draw:end-shape="id84" draw:end-glue-point="0" svg:d="M10025 11450v419" svg:viewBox="0 0 1 420">
          <text:p/>
        </draw:connector>
        <draw:custom-shape draw:style-name="gr7" draw:text-style-name="P7" xml:id="id84" draw:id="id84" draw:layer="layout" svg:width="4cm" svg:height="0.557cm" svg:x="8.0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6" draw:id="id86" draw:layer="layout" svg:width="4cm" svg:height="0.557cm" svg:x="8.0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8" draw:id="id88" draw:layer="layout" svg:width="4cm" svg:height="0.913cm" svg:x="8.025cm" svg:y="16.75cm">
          <text:p text:style-name="P6">OC: Nulla da segnalare</text:p>
          <text:p text:style-name="P6"><text:span text:style-name="T1">ES70_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2" xml:id="id90" draw:id="id90" draw:layer="layout" svg:width="4cm" svg:height="0.913cm" svg:x="12.425cm" svg:y="16.75cm">
          <text:p text:style-name="P28"><text:span text:style-name="T17">OC: Misure urgenti</text:span></text:p>
          <text:p text:style-name="P28"><text:span text:style-name="T18">ES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0.025cm" svg:y1="12.426cm" svg:x2="10.026cm" svg:y2="12.85cm" draw:start-shape="id84" draw:start-glue-point="2" draw:end-shape="id85" draw:end-glue-point="4" svg:d="M10025 12426v212h1v212" svg:viewBox="0 0 2 425">
          <text:p/>
        </draw:connector>
        <draw:connector draw:style-name="gr11" draw:layer="layout" svg:x1="10.026cm" svg:y1="13.45cm" svg:x2="10.025cm" svg:y2="13.864cm" draw:start-shape="id85" draw:start-glue-point="6" draw:end-shape="id86" draw:end-glue-point="0" svg:d="M10026 13450v207h-1v207" svg:viewBox="0 0 2 415">
          <text:p/>
        </draw:connector>
        <draw:connector draw:style-name="gr11" draw:layer="layout" svg:x1="10.025cm" svg:y1="14.421cm" svg:x2="10.027cm" svg:y2="14.96cm" draw:start-shape="id86" draw:start-glue-point="2" draw:end-shape="id87" draw:end-glue-point="4" svg:d="M10025 14421v269h2v270" svg:viewBox="0 0 3 540">
          <text:p/>
        </draw:connector>
        <draw:connector draw:style-name="gr11" draw:layer="layout" svg:x1="10.025cm" svg:y1="17.663cm" svg:x2="10.025cm" svg:y2="18.15cm" draw:start-shape="id88" draw:start-glue-point="2" draw:end-shape="id89" draw:end-glue-point="4" svg:d="M10025 17663v487" svg:viewBox="0 0 1 488">
          <text:p/>
        </draw:connector>
        <draw:connector draw:style-name="gr11" draw:layer="layout" svg:x1="10.027cm" svg:y1="15.56cm" svg:x2="10.025cm" svg:y2="16.75cm" draw:start-shape="id87" draw:start-glue-point="6" draw:end-shape="id88" draw:end-glue-point="0" svg:d="M10027 15560v595h-2v595" svg:viewBox="0 0 3 1191">
          <text:p/>
        </draw:connector>
        <draw:connector draw:style-name="gr11" draw:layer="layout" svg:x1="14.425cm" svg:y1="17.663cm" svg:x2="10.325cm" svg:y2="18.45cm" draw:start-shape="id90" draw:start-glue-point="2" draw:end-shape="id89" draw:end-glue-point="10" svg:d="M14425 17663v787h-4100" svg:viewBox="0 0 4101 788">
          <text:p/>
        </draw:connector>
        <draw:custom-shape draw:style-name="gr6" xml:id="id85" draw:id="id85" draw:layer="layout" svg:width="0.6cm" svg:height="0.6cm" svg:x="9.7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6cm" svg:y1="13.15cm" svg:x2="5.625cm" svg:y2="16.75cm" draw:start-shape="id85" draw:start-glue-point="5" draw:end-shape="id91" draw:end-glue-point="0" svg:d="M9726 13150h-4101v3600" svg:viewBox="0 0 4102 3601">
          <text:p/>
        </draw:connector>
        <draw:frame draw:style-name="gr195" draw:text-style-name="P29" draw:layer="layout" svg:width="4.003cm" svg:height="0.637cm" svg:x="5.762cm" svg:y="12.65cm">
          <draw:text-box>
            <text:p text:style-name="P29">No sopralluogo, non competenti</text:p>
          </draw:text-box>
        </draw:frame>
        <draw:custom-shape draw:style-name="gr6" xml:id="id87" draw:id="id87" draw:layer="layout" svg:width="0.6cm" svg:height="0.6cm" svg:x="9.7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10.288cm" svg:y="14.75cm">
          <draw:text-box>
            <text:p text:style-name="P6">Reato</text:p>
          </draw:text-box>
        </draw:frame>
        <draw:connector draw:style-name="gr11" draw:layer="layout" svg:x1="10.327cm" svg:y1="15.26cm" svg:x2="14.425cm" svg:y2="16.75cm" draw:start-shape="id87" draw:start-glue-point="7" draw:end-shape="id90" draw:end-glue-point="0" svg:d="M10327 15260h4098v1490" svg:viewBox="0 0 4099 1491">
          <text:p/>
        </draw:connector>
        <draw:custom-shape draw:style-name="gr72" draw:text-style-name="P30" xml:id="id91" draw:id="id91" draw:layer="layout" svg:width="4cm" svg:height="0.913cm" svg:x="3.625cm" svg:y="16.75cm">
          <text:p text:style-name="P6">OC: Non dovuto</text:p>
          <text:p text:style-name="P6"><text:span text:style-name="T18">ES60_N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625cm" svg:y1="17.663cm" svg:x2="9.725cm" svg:y2="18.45cm" draw:start-shape="id91" draw:start-glue-point="2" draw:end-shape="id89" draw:end-glue-point="6" svg:d="M5625 17663v787h4100" svg:viewBox="0 0 4101 788">
          <text:p/>
        </draw:connector>
        <draw:g>
          <draw:frame draw:style-name="gr95" draw:text-style-name="P6" draw:layer="layout" svg:width="3.531cm" svg:height="0.637cm" svg:x="11.172cm" svg:y="10.663cm">
            <draw:text-box>
              <text:p>Ricezione</text:p>
            </draw:text-box>
          </draw:frame>
          <draw:g draw:name="start-event-message_7">
            <draw:path draw:style-name="gr196" draw:text-style-name="P12" draw:layer="layout" svg:width="0.599cm" svg:height="0.599cm" svg:x="10.5cm" svg:y="10.663cm" svg:viewBox="0 0 600 600" svg:d="M600 300c0-166-135-300-301-300-165 0-299 134-299 300s134 300 299 300c166 0 301-134 301-300z">
              <text:p/>
            </draw:path>
            <draw:custom-shape draw:style-name="gr197" draw:text-style-name="P13" draw:layer="layout" svg:width="0.36cm" svg:height="0.24cm" svg:x="10.62cm" svg:y="10.839cm">
              <text:p/>
              <draw:enhanced-geometry svg:viewBox="0 0 21600 21600" draw:type="rectangle" draw:enhanced-path="M 0 0 L 21600 0 21600 21600 0 21600 0 0 Z N"/>
            </draw:custom-shape>
            <draw:polygon draw:style-name="gr198" draw:text-style-name="P13" draw:layer="layout" svg:width="0.359cm" svg:height="0.089cm" svg:x="10.62cm" svg:y="10.839cm" svg:viewBox="0 0 360 90" draw:points="0,0 180,90 360,0">
              <text:p/>
            </draw:polygon>
          </draw:g>
        </draw:g>
        <draw:g>
          <draw:g draw:name="start-event-timer">
            <draw:path draw:style-name="gr199" draw:text-style-name="P14" draw:layer="layout" svg:width="0.599cm" svg:height="0.599cm" svg:x="5.938cm" svg:y="11.281cm" svg:viewBox="0 0 600 600" svg:d="M600 300c0-165-135-300-301-300-165 0-299 135-299 300 0 166 134 300 299 300 166 0 301-134 301-300z">
              <text:p/>
            </draw:path>
            <draw:g>
              <draw:path draw:style-name="gr200" draw:text-style-name="P14" draw:layer="layout" svg:width="0.431cm" svg:height="0.431cm" svg:x="6.022cm" svg:y="11.365cm" svg:viewBox="0 0 432 432" svg:d="M432 216c0-119-97-216-216-216s-216 97-216 216c0 120 97 216 216 216s216-96 216-216z">
                <text:p/>
              </draw:path>
              <draw:line draw:style-name="gr201" draw:text-style-name="P14" draw:layer="layout" svg:x1="6.418cm" svg:y1="11.574cm" svg:x2="6.448cm" svg:y2="11.574cm">
                <text:p/>
              </draw:line>
              <draw:polyline draw:style-name="gr202" draw:text-style-name="P14" draw:layer="layout" svg:width="0.122cm" svg:height="0.238cm" svg:x="6.235cm" svg:y="11.395cm" svg:viewBox="0 0 123 239" draw:points="63,0 0,186 123,239">
                <text:p/>
              </draw:polyline>
              <draw:line draw:style-name="gr203" draw:text-style-name="P14" draw:layer="layout" svg:x1="6.028cm" svg:y1="11.574cm" svg:x2="6.058cm" svg:y2="11.574cm">
                <text:p/>
              </draw:line>
              <draw:line draw:style-name="gr204" draw:text-style-name="P14" draw:layer="layout" svg:x1="6.238cm" svg:y1="11.797cm" svg:x2="6.238cm" svg:y2="11.767cm">
                <text:p/>
              </draw:line>
              <draw:line draw:style-name="gr205" draw:text-style-name="P14" draw:layer="layout" svg:x1="6.238cm" svg:y1="11.395cm" svg:x2="6.238cm" svg:y2="11.365cm">
                <text:p/>
              </draw:line>
            </draw:g>
          </draw:g>
          <draw:frame draw:style-name="gr41" draw:text-style-name="P6" draw:layer="layout" svg:width="3.046cm" svg:height="0.637cm" svg:x="6.6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206" draw:text-style-name="P14" draw:layer="layout" svg:width="0.599cm" svg:height="0.599cm" svg:x="5.938cm" svg:y="13.818cm" svg:viewBox="0 0 600 600" svg:d="M600 300c0-165-135-300-301-300-165 0-299 135-299 300 0 166 134 300 299 300 166 0 301-134 301-300z">
              <text:p/>
            </draw:path>
            <draw:g>
              <draw:path draw:style-name="gr207" draw:text-style-name="P14" draw:layer="layout" svg:width="0.431cm" svg:height="0.431cm" svg:x="6.022cm" svg:y="13.902cm" svg:viewBox="0 0 432 432" svg:d="M432 216c0-119-97-216-216-216s-216 97-216 216c0 120 97 216 216 216s216-96 216-216z">
                <text:p/>
              </draw:path>
              <draw:line draw:style-name="gr208" draw:text-style-name="P14" draw:layer="layout" svg:x1="6.418cm" svg:y1="14.111cm" svg:x2="6.448cm" svg:y2="14.111cm">
                <text:p/>
              </draw:line>
              <draw:polyline draw:style-name="gr209" draw:text-style-name="P14" draw:layer="layout" svg:width="0.122cm" svg:height="0.238cm" svg:x="6.235cm" svg:y="13.932cm" svg:viewBox="0 0 123 239" draw:points="63,0 0,186 123,239">
                <text:p/>
              </draw:polyline>
              <draw:line draw:style-name="gr210" draw:text-style-name="P14" draw:layer="layout" svg:x1="6.028cm" svg:y1="14.111cm" svg:x2="6.058cm" svg:y2="14.111cm">
                <text:p/>
              </draw:line>
              <draw:line draw:style-name="gr211" draw:text-style-name="P14" draw:layer="layout" svg:x1="6.238cm" svg:y1="14.334cm" svg:x2="6.238cm" svg:y2="14.304cm">
                <text:p/>
              </draw:line>
              <draw:line draw:style-name="gr212" draw:text-style-name="P14" draw:layer="layout" svg:x1="6.238cm" svg:y1="13.932cm" svg:x2="6.238cm" svg:y2="13.902cm">
                <text:p/>
              </draw:line>
            </draw:g>
          </draw:g>
          <draw:frame draw:style-name="gr41" draw:text-style-name="P6" draw:layer="layout" svg:width="3.046cm" svg:height="0.637cm" svg:x="6.606cm" svg:y="13.8cm">
            <draw:text-box>
              <text:p text:style-name="P10">60gg<text:line-break/><text:span text:style-name="T19">se pericoloso,</text:span></text:p>
              <text:p text:style-name="P10"><text:span text:style-name="T19">subito</text:span></text:p>
            </draw:text-box>
          </draw:frame>
        </draw:g>
        <draw:g>
          <draw:g draw:name="start-event-timer">
            <draw:path draw:style-name="gr213" draw:text-style-name="P14" draw:layer="layout" svg:width="0.599cm" svg:height="0.599cm" svg:x="8.643cm" svg:y="15.978cm" svg:viewBox="0 0 600 600" svg:d="M600 300c0-165-135-300-301-300-165 0-299 135-299 300 0 166 134 300 299 300 166 0 301-134 301-300z">
              <text:p/>
            </draw:path>
            <draw:g>
              <draw:path draw:style-name="gr214" draw:text-style-name="P14" draw:layer="layout" svg:width="0.431cm" svg:height="0.431cm" svg:x="8.727cm" svg:y="16.062cm" svg:viewBox="0 0 432 432" svg:d="M432 216c0-119-97-216-216-216s-216 97-216 216c0 120 97 216 216 216s216-96 216-216z">
                <text:p/>
              </draw:path>
              <draw:line draw:style-name="gr215" draw:text-style-name="P14" draw:layer="layout" svg:x1="9.123cm" svg:y1="16.271cm" svg:x2="9.153cm" svg:y2="16.271cm">
                <text:p/>
              </draw:line>
              <draw:polyline draw:style-name="gr216" draw:text-style-name="P14" draw:layer="layout" svg:width="0.122cm" svg:height="0.238cm" svg:x="8.94cm" svg:y="16.092cm" svg:viewBox="0 0 123 239" draw:points="63,0 0,186 123,239">
                <text:p/>
              </draw:polyline>
              <draw:line draw:style-name="gr217" draw:text-style-name="P14" draw:layer="layout" svg:x1="8.733cm" svg:y1="16.271cm" svg:x2="8.763cm" svg:y2="16.271cm">
                <text:p/>
              </draw:line>
              <draw:line draw:style-name="gr218" draw:text-style-name="P14" draw:layer="layout" svg:x1="8.943cm" svg:y1="16.494cm" svg:x2="8.943cm" svg:y2="16.464cm">
                <text:p/>
              </draw:line>
              <draw:line draw:style-name="gr219" draw:text-style-name="P14" draw:layer="layout" svg:x1="8.943cm" svg:y1="16.092cm" svg:x2="8.943cm" svg:y2="16.062cm">
                <text:p/>
              </draw:line>
            </draw:g>
          </draw:g>
          <draw:frame draw:style-name="gr41" draw:text-style-name="P6" draw:layer="layout" svg:width="3.046cm" svg:height="0.637cm" svg:x="9.311cm" svg:y="15.96cm">
            <draw:text-box>
              <text:p text:style-name="P10">1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5" draw:text-style-name="P14" draw:layer="layout" svg:x1="6.454cm" svg:y1="28.282cm" svg:x2="6.484cm" svg:y2="28.282cm">
                <text:p/>
              </draw:line>
              <draw:polyline draw:style-name="gr2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7" draw:text-style-name="P14" draw:layer="layout" svg:x1="6.064cm" svg:y1="28.282cm" svg:x2="6.094cm" svg:y2="28.282cm">
                <text:p/>
              </draw:line>
              <draw:line draw:style-name="gr228" draw:text-style-name="P14" draw:layer="layout" svg:x1="6.274cm" svg:y1="28.505cm" svg:x2="6.274cm" svg:y2="28.475cm">
                <text:p/>
              </draw:line>
              <draw:line draw:style-name="gr2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31" xml:id="id92" draw:id="id92" draw:layer="layout" svg:width="1.9cm" svg:height="1.825cm" svg:x="15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10.327cm" svg:y1="15.26cm" svg:x2="15.6cm" svg:y2="15.261cm" draw:start-shape="id87" draw:start-glue-point="1" draw:end-shape="id92" draw:end-glue-point="3" svg:d="M10327 15260h2637v1h2636" svg:viewBox="0 0 5274 2">
          <text:p/>
        </draw:connector>
        <draw:g>
          <draw:g draw:name="start-event-timer">
            <draw:path draw:style-name="gr231" draw:text-style-name="P14" draw:layer="layout" svg:width="0.599cm" svg:height="0.599cm" svg:x="14.66cm" svg:y="15.978cm" svg:viewBox="0 0 600 600" svg:d="M600 300c0-165-135-300-301-300-165 0-299 135-299 300 0 166 134 300 299 300 166 0 301-134 301-300z">
              <text:p/>
            </draw:path>
            <draw:g>
              <draw:path draw:style-name="gr232" draw:text-style-name="P14" draw:layer="layout" svg:width="0.431cm" svg:height="0.431cm" svg:x="14.744cm" svg:y="16.062cm" svg:viewBox="0 0 432 432" svg:d="M432 216c0-119-97-216-216-216s-216 97-216 216c0 120 97 216 216 216s216-96 216-216z">
                <text:p/>
              </draw:path>
              <draw:line draw:style-name="gr233" draw:text-style-name="P14" draw:layer="layout" svg:x1="15.14cm" svg:y1="16.271cm" svg:x2="15.17cm" svg:y2="16.271cm">
                <text:p/>
              </draw:line>
              <draw:polyline draw:style-name="gr234" draw:text-style-name="P14" draw:layer="layout" svg:width="0.122cm" svg:height="0.238cm" svg:x="14.957cm" svg:y="16.092cm" svg:viewBox="0 0 123 239" draw:points="63,0 0,186 123,239">
                <text:p/>
              </draw:polyline>
              <draw:line draw:style-name="gr235" draw:text-style-name="P14" draw:layer="layout" svg:x1="14.75cm" svg:y1="16.271cm" svg:x2="14.78cm" svg:y2="16.271cm">
                <text:p/>
              </draw:line>
              <draw:line draw:style-name="gr236" draw:text-style-name="P14" draw:layer="layout" svg:x1="14.96cm" svg:y1="16.494cm" svg:x2="14.96cm" svg:y2="16.464cm">
                <text:p/>
              </draw:line>
              <draw:line draw:style-name="gr237" draw:text-style-name="P14" draw:layer="layout" svg:x1="14.96cm" svg:y1="16.092cm" svg:x2="14.96cm" svg:y2="16.062cm">
                <text:p/>
              </draw:line>
            </draw:g>
          </draw:g>
          <draw:frame draw:style-name="gr174" draw:text-style-name="P10" draw:layer="layout" svg:width="0.865cm" svg:height="0.637cm" svg:x="15.328cm" svg:y="15.96cm">
            <draw:text-box>
              <text:p text:style-name="P10">Subito</text:p>
            </draw:text-box>
          </draw:frame>
        </draw:g>
        <draw:frame draw:style-name="gr194" draw:text-style-name="P6" draw:layer="layout" svg:width="4.822cm" svg:height="0.9cm" svg:x="12.178cm" svg:y="13.7cm">
          <draw:text-box>
            <text:p text:style-name="P6">Acquisire verbale SOP su PRINCE. Se l’attività PI non esiste, archiviare</text:p>
          </draw:text-box>
        </draw:frame>
        <draw:frame draw:style-name="gr238" draw:text-style-name="P6" draw:layer="layout" svg:width="3.025cm" svg:height="0.408cm" svg:x="10.579cm" svg:y="17.792cm">
          <draw:text-box>
            <text:p text:style-name="P6">Solo se occorre</text:p>
          </draw:text-box>
        </draw:frame>
        <draw:frame draw:style-name="gr193" draw:text-style-name="P6" draw:layer="layout" svg:width="3.85cm" svg:height="1.009cm" svg:x="14.866cm" svg:y="17.792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238" draw:text-style-name="P6" draw:layer="layout" svg:width="3.025cm" svg:height="0.408cm" svg:x="6.18cm" svg:y="17.792cm">
          <draw:text-box>
            <text:p text:style-name="P6">Solo se occorre</text:p>
          </draw:text-box>
        </draw:frame>
      </draw:page>
      <draw:page draw:name="page5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98" draw:id="id98" draw:layer="layout" svg:width="0.6cm" svg:height="0.6cm" svg:x="9.725cm" svg:y="18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93" draw:id="id93" draw:layer="layout" svg:width="0.6cm" svg:height="0.6cm" svg:x="9.725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10.025cm" svg:y1="11.45cm" svg:x2="10.025cm" svg:y2="11.869cm" draw:start-shape="id93" draw:start-glue-point="8" draw:end-shape="id94" draw:end-glue-point="0" svg:d="M10025 11450v419" svg:viewBox="0 0 1 420">
          <text:p/>
        </draw:connector>
        <draw:custom-shape draw:style-name="gr7" draw:text-style-name="P7" xml:id="id94" draw:id="id94" draw:layer="layout" svg:width="4cm" svg:height="0.557cm" svg:x="8.0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96" draw:id="id96" draw:layer="layout" svg:width="4cm" svg:height="0.557cm" svg:x="8.025cm" svg:y="13.864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0.025cm" svg:y1="12.426cm" svg:x2="10.026cm" svg:y2="12.85cm" draw:start-shape="id94" draw:start-glue-point="2" draw:end-shape="id95" draw:end-glue-point="4" svg:d="M10025 12426v212h1v212" svg:viewBox="0 0 2 425">
          <text:p/>
        </draw:connector>
        <draw:connector draw:style-name="gr11" draw:layer="layout" svg:x1="10.026cm" svg:y1="13.45cm" svg:x2="10.025cm" svg:y2="13.864cm" draw:start-shape="id95" draw:start-glue-point="6" draw:end-shape="id96" draw:end-glue-point="0" svg:d="M10026 13450v207h-1v207" svg:viewBox="0 0 2 415">
          <text:p/>
        </draw:connector>
        <draw:connector draw:style-name="gr11" draw:layer="layout" svg:x1="10.025cm" svg:y1="14.421cm" svg:x2="10.027cm" svg:y2="14.96cm" draw:start-shape="id96" draw:start-glue-point="2" draw:end-shape="id97" draw:end-glue-point="4" svg:d="M10025 14421v269h2v270" svg:viewBox="0 0 3 540">
          <text:p/>
        </draw:connector>
        <draw:connector draw:style-name="gr11" draw:layer="layout" svg:x1="10.027cm" svg:y1="15.56cm" svg:x2="10.025cm" svg:y2="18.15cm" draw:start-shape="id97" draw:start-glue-point="6" draw:end-shape="id98" draw:end-glue-point="4" svg:d="M10027 15560v1296h-2v1294" svg:viewBox="0 0 3 2591">
          <text:p/>
        </draw:connector>
        <draw:connector draw:style-name="gr11" draw:layer="layout" svg:x1="10.027cm" svg:y1="15.56cm" svg:x2="12cm" svg:y2="17.29cm" draw:start-shape="id97" draw:start-glue-point="6" draw:end-shape="id99" draw:end-glue-point="3" svg:d="M10027 15560v1730h1973" svg:viewBox="0 0 1974 1731">
          <text:p/>
        </draw:connector>
        <draw:custom-shape draw:style-name="gr6" xml:id="id95" draw:id="id95" draw:layer="layout" svg:width="0.6cm" svg:height="0.6cm" svg:x="9.7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6cm" svg:y1="13.15cm" svg:x2="5.625cm" svg:y2="16.75cm" draw:start-shape="id95" draw:start-glue-point="5" draw:end-shape="id100" draw:end-glue-point="0" svg:d="M9726 13150h-4101v3600" svg:viewBox="0 0 4102 3601">
          <text:p/>
        </draw:connector>
        <draw:frame draw:style-name="gr195" draw:text-style-name="P29" draw:layer="layout" svg:width="4.003cm" svg:height="0.637cm" svg:x="5.762cm" svg:y="12.65cm">
          <draw:text-box>
            <text:p text:style-name="P29">Non competenti</text:p>
          </draw:text-box>
        </draw:frame>
        <draw:custom-shape draw:style-name="gr6" xml:id="id97" draw:id="id97" draw:layer="layout" svg:width="0.6cm" svg:height="0.6cm" svg:x="9.7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30" xml:id="id100" draw:id="id100" draw:layer="layout" svg:width="4cm" svg:height="0.913cm" svg:x="3.625cm" svg:y="16.75cm">
          <text:p text:style-name="P6">OC/AC: Non dovuto</text:p>
          <text:p text:style-name="P6"><text:span text:style-name="T18">VA60_N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625cm" svg:y1="17.663cm" svg:x2="9.725cm" svg:y2="18.45cm" draw:start-shape="id100" draw:start-glue-point="2" draw:end-shape="id98" draw:end-glue-point="6" svg:d="M5625 17663v787h4100" svg:viewBox="0 0 4101 788">
          <text:p/>
        </draw:connector>
        <draw:g>
          <draw:frame draw:style-name="gr95" draw:text-style-name="P6" draw:layer="layout" svg:width="3.531cm" svg:height="0.637cm" svg:x="11.172cm" svg:y="10.663cm">
            <draw:text-box>
              <text:p>Ricezione</text:p>
            </draw:text-box>
          </draw:frame>
          <draw:g draw:name="start-event-message_7">
            <draw:path draw:style-name="gr239" draw:text-style-name="P12" draw:layer="layout" svg:width="0.599cm" svg:height="0.599cm" svg:x="10.5cm" svg:y="10.663cm" svg:viewBox="0 0 600 600" svg:d="M600 300c0-166-135-300-301-300-165 0-299 134-299 300s134 300 299 300c166 0 301-134 301-300z">
              <text:p/>
            </draw:path>
            <draw:custom-shape draw:style-name="gr240" draw:text-style-name="P13" draw:layer="layout" svg:width="0.36cm" svg:height="0.24cm" svg:x="10.62cm" svg:y="10.839cm">
              <text:p/>
              <draw:enhanced-geometry svg:viewBox="0 0 21600 21600" draw:type="rectangle" draw:enhanced-path="M 0 0 L 21600 0 21600 21600 0 21600 0 0 Z N"/>
            </draw:custom-shape>
            <draw:polygon draw:style-name="gr241" draw:text-style-name="P13" draw:layer="layout" svg:width="0.359cm" svg:height="0.089cm" svg:x="10.62cm" svg:y="10.839cm" svg:viewBox="0 0 360 90" draw:points="0,0 180,90 360,0">
              <text:p/>
            </draw:polygon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4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4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4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4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4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47" draw:text-style-name="P14" draw:layer="layout" svg:x1="6.454cm" svg:y1="28.282cm" svg:x2="6.484cm" svg:y2="28.282cm">
                <text:p/>
              </draw:line>
              <draw:polyline draw:style-name="gr24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49" draw:text-style-name="P14" draw:layer="layout" svg:x1="6.064cm" svg:y1="28.282cm" svg:x2="6.094cm" svg:y2="28.282cm">
                <text:p/>
              </draw:line>
              <draw:line draw:style-name="gr250" draw:text-style-name="P14" draw:layer="layout" svg:x1="6.274cm" svg:y1="28.505cm" svg:x2="6.274cm" svg:y2="28.475cm">
                <text:p/>
              </draw:line>
              <draw:line draw:style-name="gr251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31" xml:id="id99" draw:id="id99" draw:layer="layout" svg:width="1.9cm" svg:height="1.824cm" svg:x="12cm" svg:y="16.378cm">
          <text:p text:style-name="P28">Richiesta<text:line-break/>corret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8" draw:text-style-name="P6" draw:layer="layout" svg:width="3.025cm" svg:height="0.408cm" svg:x="6.18cm" svg:y="17.792cm">
          <draw:text-box>
            <text:p text:style-name="P6">Solo se occorre</text:p>
          </draw:text-box>
        </draw:frame>
        <draw:frame draw:style-name="gr253" draw:text-style-name="P33" draw:layer="layout" svg:width="5.628cm" svg:height="1.4cm" svg:x="10.472cm" svg:y="9.1cm">
          <draw:text-box>
            <text:p text:style-name="P33">Classificare come valutazione atti<text:line-break/>tutte le richieste o gli invii di documentazione<text:line-break/>non giustificati da disposizioni e che non sia<text:line-break/>possibile regolarizzare in altre richieste</text:p>
            <text:p text:style-name="P33"/>
          </draw:text-box>
        </draw:frame>
        <draw:connector draw:style-name="gr11" draw:layer="layout" svg:x1="9.727cm" svg:y1="15.26cm" svg:x2="5.625cm" svg:y2="16.75cm" draw:start-shape="id97" draw:start-glue-point="5" draw:end-shape="id100" draw:end-glue-point="0" svg:d="M9727 15260h-4102v1490" svg:viewBox="0 0 4103 1491">
          <text:p/>
        </draw:connector>
        <draw:frame draw:style-name="gr195" draw:text-style-name="P29" draw:layer="layout" svg:width="4.003cm" svg:height="0.637cm" svg:x="5.768cm" svg:y="14.751cm">
          <draw:text-box>
            <text:p text:style-name="P29">Non competenti</text:p>
          </draw:text-box>
        </draw:frame>
        <draw:frame draw:style-name="gr253" draw:text-style-name="P33" draw:layer="layout" svg:width="5.628cm" svg:height="1.4cm" svg:x="13.772cm" svg:y="17.9cm">
          <draw:text-box>
            <text:p text:style-name="P33">Può diventare un esposto,<text:line-break/>viene convocata una commissione,<text:line-break/>oppure una valutazione progetto</text:p>
          </draw:text-box>
        </draw:fram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5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5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5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5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59" draw:text-style-name="P14" draw:layer="layout" svg:x1="6.454cm" svg:y1="28.282cm" svg:x2="6.484cm" svg:y2="28.282cm">
                <text:p/>
              </draw:line>
              <draw:polyline draw:style-name="gr26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1" draw:text-style-name="P14" draw:layer="layout" svg:x1="6.064cm" svg:y1="28.282cm" svg:x2="6.094cm" svg:y2="28.282cm">
                <text:p/>
              </draw:line>
              <draw:line draw:style-name="gr262" draw:text-style-name="P14" draw:layer="layout" svg:x1="6.274cm" svg:y1="28.505cm" svg:x2="6.274cm" svg:y2="28.475cm">
                <text:p/>
              </draw:line>
              <draw:line draw:style-name="gr263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05" draw:id="id105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1" draw:id="id101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2" draw:id="id102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04" draw:id="id104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103" draw:id="id103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101" draw:start-glue-point="6" draw:end-shape="id102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102" draw:start-glue-point="2" draw:end-shape="id103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101" draw:start-glue-point="7" draw:end-shape="id104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104" draw:start-glue-point="2" draw:end-shape="id103" draw:end-glue-point="10" svg:d="M13938 15459v687h-6600" svg:viewBox="0 0 6601 688">
            <text:p/>
          </draw:connector>
          <draw:custom-shape draw:style-name="gr10" xml:id="id112" draw:id="id112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4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106" draw:id="id106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105" draw:start-glue-point="8" draw:end-shape="id106" draw:end-glue-point="0" svg:d="M7038 9206v277" svg:viewBox="0 0 1 278">
            <text:p/>
          </draw:connector>
          <draw:custom-shape draw:style-name="gr7" draw:text-style-name="P7" xml:id="id108" draw:id="id108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7" draw:id="id107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9" draw:id="id109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106" draw:start-glue-point="2" draw:end-shape="id107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107" draw:start-glue-point="6" draw:end-shape="id108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107" draw:start-glue-point="7" draw:end-shape="id109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108" draw:start-glue-point="2" draw:end-shape="id110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109" draw:start-glue-point="1" draw:end-shape="id111" draw:end-glue-point="5" svg:d="M13223 10699h519" svg:viewBox="0 0 520 1">
            <text:p/>
          </draw:connector>
          <draw:custom-shape draw:style-name="gr6" xml:id="id111" draw:id="id111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111" draw:start-glue-point="4" draw:end-shape="id106" draw:end-glue-point="1" svg:d="M14042 10399v-638h-5004" svg:viewBox="0 0 5005 639">
            <text:p/>
          </draw:connector>
          <draw:frame draw:style-name="gr265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111" draw:start-glue-point="6" draw:end-shape="id112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110" draw:id="id110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110" draw:start-glue-point="2" draw:end-shape="id101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66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67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68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69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70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71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7" draw:id="id117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13" draw:id="id113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14" draw:id="id114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6" draw:id="id116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115" draw:id="id115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113" draw:start-glue-point="6" draw:end-shape="id114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114" draw:start-glue-point="2" draw:end-shape="id115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113" draw:start-glue-point="7" draw:end-shape="id116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116" draw:start-glue-point="2" draw:end-shape="id115" draw:end-glue-point="10" svg:d="M13950 15453v687h-6600" svg:viewBox="0 0 6601 688">
            <text:p/>
          </draw:connector>
          <draw:custom-shape draw:style-name="gr10" xml:id="id124" draw:id="id124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2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8" draw:id="id118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17" draw:start-glue-point="8" draw:end-shape="id118" draw:end-glue-point="0" svg:d="M7050 9200v277" svg:viewBox="0 0 1 278">
            <text:p/>
          </draw:connector>
          <draw:custom-shape draw:style-name="gr7" draw:text-style-name="P7" xml:id="id120" draw:id="id120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9" draw:id="id119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1" draw:id="id121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8" draw:start-glue-point="2" draw:end-shape="id119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9" draw:start-glue-point="6" draw:end-shape="id120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9" draw:start-glue-point="7" draw:end-shape="id121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20" draw:start-glue-point="2" draw:end-shape="id122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21" draw:start-glue-point="1" draw:end-shape="id123" draw:end-glue-point="5" svg:d="M13235 10693h519" svg:viewBox="0 0 520 1">
            <text:p/>
          </draw:connector>
          <draw:custom-shape draw:style-name="gr6" xml:id="id123" draw:id="id123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23" draw:start-glue-point="4" draw:end-shape="id118" draw:end-glue-point="1" svg:d="M14054 10393v-638h-5004" svg:viewBox="0 0 5005 639">
            <text:p/>
          </draw:connector>
          <draw:frame draw:style-name="gr273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23" draw:start-glue-point="6" draw:end-shape="id124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2" draw:id="id122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22" draw:start-glue-point="2" draw:end-shape="id113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74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75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76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77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78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79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8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8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8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8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8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85" draw:text-style-name="P14" draw:layer="layout" svg:x1="6.454cm" svg:y1="28.282cm" svg:x2="6.484cm" svg:y2="28.282cm">
                <text:p/>
              </draw:line>
              <draw:polyline draw:style-name="gr28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87" draw:text-style-name="P14" draw:layer="layout" svg:x1="6.064cm" svg:y1="28.282cm" svg:x2="6.094cm" svg:y2="28.282cm">
                <text:p/>
              </draw:line>
              <draw:line draw:style-name="gr288" draw:text-style-name="P14" draw:layer="layout" svg:x1="6.274cm" svg:y1="28.505cm" svg:x2="6.274cm" svg:y2="28.475cm">
                <text:p/>
              </draw:line>
              <draw:line draw:style-name="gr28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34" draw:id="id134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5" draw:id="id125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31" draw:id="id131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29" draw:id="id129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30" draw:id="id130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28" draw:id="id128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25" draw:start-glue-point="6" draw:end-shape="id126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27" draw:start-glue-point="2" draw:end-shape="id128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25" draw:start-glue-point="7" draw:end-shape="id129" draw:end-glue-point="3" svg:d="M7350 15256h1885" svg:viewBox="0 0 1886 1">
            <text:p/>
          </draw:connector>
          <draw:custom-shape draw:style-name="gr9" draw:text-style-name="P9" xml:id="id126" draw:id="id126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26" draw:start-glue-point="2" draw:end-shape="id130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30" draw:start-glue-point="7" draw:end-shape="id131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30" draw:start-glue-point="5" draw:end-shape="id127" draw:end-glue-point="1" svg:d="M10935 18356h-1885" svg:viewBox="0 0 1886 1">
            <text:p/>
          </draw:connector>
          <draw:custom-shape draw:style-name="gr6" xml:id="id132" draw:id="id132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29" draw:start-glue-point="2" draw:end-shape="id132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32" draw:start-glue-point="6" draw:end-shape="id126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31" draw:start-glue-point="2" draw:end-shape="id128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32" draw:start-glue-point="7" draw:end-shape="id126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33" draw:start-glue-point="6" draw:end-shape="id126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40" draw:id="id140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0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5" draw:id="id135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34" draw:start-glue-point="8" draw:end-shape="id135" draw:end-glue-point="0" svg:d="M7050 9200v277" svg:viewBox="0 0 1 278">
            <text:p/>
          </draw:connector>
          <draw:custom-shape draw:style-name="gr7" draw:text-style-name="P7" xml:id="id137" draw:id="id137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36" draw:id="id136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8" draw:id="id138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5" draw:start-glue-point="2" draw:end-shape="id136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36" draw:start-glue-point="6" draw:end-shape="id137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36" draw:start-glue-point="7" draw:end-shape="id138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37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38" draw:start-glue-point="1" draw:end-shape="id139" draw:end-glue-point="5" svg:d="M13235 10693h519" svg:viewBox="0 0 520 1">
            <text:p/>
          </draw:connector>
          <draw:custom-shape draw:style-name="gr6" xml:id="id139" draw:id="id139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39" draw:start-glue-point="4" draw:end-shape="id135" draw:end-glue-point="1" svg:d="M14054 10393v-638h-5004" svg:viewBox="0 0 5005 639">
            <text:p/>
          </draw:connector>
          <draw:frame draw:style-name="gr291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39" draw:start-glue-point="6" draw:end-shape="id140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41" draw:id="id141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41" draw:start-glue-point="2" draw:end-shape="id142" draw:end-glue-point="4" svg:d="M7050 13107v397" svg:viewBox="0 0 1 398">
            <text:p/>
          </draw:connector>
          <draw:custom-shape draw:style-name="gr6" xml:id="id142" draw:id="id142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3" draw:id="id143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42" draw:start-glue-point="6" draw:end-shape="id125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42" draw:start-glue-point="7" draw:end-shape="id143" draw:end-glue-point="3" svg:d="M7350 13804h1885" svg:viewBox="0 0 1886 1">
            <text:p/>
          </draw:connector>
          <draw:custom-shape draw:style-name="gr6" xml:id="id133" draw:id="id133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43" draw:start-glue-point="1" draw:end-shape="id133" draw:end-glue-point="5" svg:d="M13235 13804h465" svg:viewBox="0 0 466 1">
            <text:p/>
          </draw:connector>
          <draw:frame draw:style-name="gr292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33" draw:start-glue-point="4" draw:end-shape="id141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93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94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95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96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97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98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99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300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301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302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03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04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05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06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07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08" draw:text-style-name="P14" draw:layer="layout" svg:x1="4.045cm" svg:y1="11.311cm" svg:x2="4.075cm" svg:y2="11.311cm">
                <text:p/>
              </draw:line>
              <draw:polyline draw:style-name="gr309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10" draw:text-style-name="P14" draw:layer="layout" svg:x1="3.655cm" svg:y1="11.311cm" svg:x2="3.685cm" svg:y2="11.311cm">
                <text:p/>
              </draw:line>
              <draw:line draw:style-name="gr311" draw:text-style-name="P14" draw:layer="layout" svg:x1="3.865cm" svg:y1="11.534cm" svg:x2="3.865cm" svg:y2="11.504cm">
                <text:p/>
              </draw:line>
              <draw:line draw:style-name="gr312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313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314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315" draw:text-style-name="P14" draw:layer="layout" svg:x1="4.045cm" svg:y1="18.331cm" svg:x2="4.075cm" svg:y2="18.331cm">
                <text:p/>
              </draw:line>
              <draw:polyline draw:style-name="gr316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317" draw:text-style-name="P14" draw:layer="layout" svg:x1="3.655cm" svg:y1="18.331cm" svg:x2="3.685cm" svg:y2="18.331cm">
                <text:p/>
              </draw:line>
              <draw:line draw:style-name="gr318" draw:text-style-name="P14" draw:layer="layout" svg:x1="3.865cm" svg:y1="18.554cm" svg:x2="3.865cm" svg:y2="18.524cm">
                <text:p/>
              </draw:line>
              <draw:line draw:style-name="gr319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25" draw:text-style-name="P14" draw:layer="layout" svg:x1="6.454cm" svg:y1="28.282cm" svg:x2="6.484cm" svg:y2="28.282cm">
                <text:p/>
              </draw:line>
              <draw:polyline draw:style-name="gr3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27" draw:text-style-name="P14" draw:layer="layout" svg:x1="6.064cm" svg:y1="28.282cm" svg:x2="6.094cm" svg:y2="28.282cm">
                <text:p/>
              </draw:line>
              <draw:line draw:style-name="gr328" draw:text-style-name="P14" draw:layer="layout" svg:x1="6.274cm" svg:y1="28.505cm" svg:x2="6.274cm" svg:y2="28.475cm">
                <text:p/>
              </draw:line>
              <draw:line draw:style-name="gr3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3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3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3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3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3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35" draw:text-style-name="P14" draw:layer="layout" svg:x1="6.454cm" svg:y1="28.282cm" svg:x2="6.484cm" svg:y2="28.282cm">
                <text:p/>
              </draw:line>
              <draw:polyline draw:style-name="gr33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37" draw:text-style-name="P14" draw:layer="layout" svg:x1="6.064cm" svg:y1="28.282cm" svg:x2="6.094cm" svg:y2="28.282cm">
                <text:p/>
              </draw:line>
              <draw:line draw:style-name="gr338" draw:text-style-name="P14" draw:layer="layout" svg:x1="6.274cm" svg:y1="28.505cm" svg:x2="6.274cm" svg:y2="28.475cm">
                <text:p/>
              </draw:line>
              <draw:line draw:style-name="gr33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4" xml:id="id149" draw:id="id149" draw:layer="layout" svg:width="0.6cm" svg:height="0.6cm" svg:x="9.043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144" draw:id="id144" draw:layer="layout" svg:width="0.6cm" svg:height="0.6cm" svg:x="9.043cm" svg:y="14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45" draw:id="id145" draw:layer="layout" svg:width="4cm" svg:height="0.913cm" svg:x="7.343cm" svg:y="16.006cm">
          <text:p text:style-name="P6">OC: Parere favorevole</text:p>
          <text:p text:style-name="P6"><text:span text:style-name="T1">CS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47" draw:id="id147" draw:layer="layout" svg:width="4cm" svg:height="0.913cm" svg:x="14.243cm" svg:y="16.006cm">
          <text:p text:style-name="P6">OC: Parere contrario<text:line-break/><text:span text:style-name="T1">CS90_CON</text:span></text:p>
          <draw:enhanced-geometry svg:viewBox="0 0 21600 21600" draw:type="rectangle" draw:enhanced-path="M 0 0 L 21600 0 21600 21600 0 21600 0 0 Z N"/>
        </draw:custom-shape>
        <draw:custom-shape draw:style-name="gr10" xml:id="id146" draw:id="id146" draw:layer="layout" svg:width="0.6cm" svg:height="0.6cm" svg:x="9.04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343cm" svg:y1="15.562cm" svg:x2="9.343cm" svg:y2="16.006cm" draw:start-shape="id144" draw:start-glue-point="6" draw:end-shape="id145" draw:end-glue-point="0" svg:d="M9343 15562v444" svg:viewBox="0 0 1 445">
          <text:p/>
        </draw:connector>
        <draw:connector draw:style-name="gr11" draw:layer="layout" svg:x1="9.343cm" svg:y1="16.919cm" svg:x2="9.343cm" svg:y2="17.306cm" draw:start-shape="id145" draw:start-glue-point="2" draw:end-shape="id146" draw:end-glue-point="4" svg:d="M9343 16919v387" svg:viewBox="0 0 1 388">
          <text:p/>
        </draw:connector>
        <draw:connector draw:style-name="gr11" draw:layer="layout" svg:x1="9.643cm" svg:y1="15.262cm" svg:x2="16.243cm" svg:y2="16.006cm" draw:start-shape="id144" draw:start-glue-point="7" draw:end-shape="id147" draw:end-glue-point="0" svg:d="M9643 15262h6600v744" svg:viewBox="0 0 6601 745">
          <text:p/>
        </draw:connector>
        <draw:connector draw:style-name="gr11" draw:layer="layout" svg:x1="16.243cm" svg:y1="16.919cm" svg:x2="9.643cm" svg:y2="17.606cm" draw:start-shape="id147" draw:start-glue-point="2" draw:end-shape="id146" draw:end-glue-point="10" svg:d="M16243 16919v687h-6600" svg:viewBox="0 0 6601 688">
          <text:p/>
        </draw:connector>
        <draw:connector draw:style-name="gr11" draw:layer="layout" svg:x1="16.293cm" svg:y1="14.11cm" svg:x2="9.343cm" svg:y2="14.962cm" draw:start-shape="id148" draw:start-glue-point="6" draw:end-shape="id144" draw:end-glue-point="4" svg:d="M16293 14110v427h-6950v425" svg:viewBox="0 0 6951 853">
          <text:p/>
        </draw:connector>
        <draw:custom-shape draw:style-name="gr10" xml:id="id156" draw:id="id156" draw:layer="layout" svg:width="0.6cm" svg:height="0.6cm" svg:x="16.04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0" draw:text-style-name="P10" draw:layer="layout" svg:width="2.196cm" svg:height="0.637cm" svg:x="16.447cm" svg:y="10.856cm">
          <draw:text-box>
            <text:p text:style-name="P10">Archiviazione</text:p>
          </draw:text-box>
        </draw:frame>
        <draw:custom-shape draw:style-name="gr5" draw:text-style-name="P5" xml:id="id150" draw:id="id150" draw:layer="layout" svg:width="4cm" svg:height="0.557cm" svg:x="7.343cm" svg:y="9.483cm">
          <text:p text:style-name="P4"><text:span text:style-name="T4">OC: Verifica forma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9.206cm" svg:x2="9.343cm" svg:y2="9.483cm" draw:start-shape="id149" draw:start-glue-point="8" draw:end-shape="id150" draw:end-glue-point="0" svg:d="M9343 9206v277" svg:viewBox="0 0 1 278">
          <text:p/>
        </draw:connector>
        <draw:custom-shape draw:style-name="gr7" draw:text-style-name="P7" xml:id="id152" draw:id="id152" draw:layer="layout" svg:width="4cm" svg:height="0.557cm" svg:x="7.343cm" svg:y="11.575cm">
          <text:p text:style-name="P6">RC: Assegnazione AC</text:p>
          <draw:enhanced-geometry svg:viewBox="0 0 21600 21600" draw:type="rectangle" draw:enhanced-path="M 0 0 L 21600 0 21600 21600 0 21600 0 0 Z N"/>
        </draw:custom-shape>
        <draw:custom-shape draw:style-name="gr6" xml:id="id151" draw:id="id151" draw:layer="layout" svg:width="0.6cm" svg:height="0.6cm" svg:x="9.044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153" draw:id="id153" draw:layer="layout" svg:width="4cm" svg:height="0.913cm" svg:x="11.528cm" svg:y="10.243cm">
          <text:p text:style-name="P6">OC: Rich. regol. formale<text:line-break/><text:span text:style-name="T1">CS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0.04cm" svg:x2="9.344cm" svg:y2="10.399cm" draw:start-shape="id150" draw:start-glue-point="2" draw:end-shape="id151" draw:end-glue-point="4" svg:d="M9343 10040v179h1v180" svg:viewBox="0 0 2 360">
          <text:p/>
        </draw:connector>
        <draw:connector draw:style-name="gr11" draw:layer="layout" svg:x1="9.344cm" svg:y1="10.999cm" svg:x2="9.343cm" svg:y2="11.575cm" draw:start-shape="id151" draw:start-glue-point="6" draw:end-shape="id152" draw:end-glue-point="0" svg:d="M9344 10999v288h-1v288" svg:viewBox="0 0 2 577">
          <text:p/>
        </draw:connector>
        <draw:connector draw:style-name="gr11" draw:layer="layout" svg:x1="9.644cm" svg:y1="10.699cm" svg:x2="11.528cm" svg:y2="10.699cm" draw:start-shape="id151" draw:start-glue-point="7" draw:end-shape="id153" draw:end-glue-point="3" svg:d="M9644 10699h1884" svg:viewBox="0 0 1885 1">
          <text:p/>
        </draw:connector>
        <draw:connector draw:style-name="gr11" draw:layer="layout" svg:x1="9.343cm" svg:y1="12.132cm" svg:x2="9.343cm" svg:y2="12.556cm" draw:start-shape="id152" draw:start-glue-point="2" draw:end-shape="id154" draw:end-glue-point="0" svg:d="M9343 12132v424" svg:viewBox="0 0 1 425">
          <text:p/>
        </draw:connector>
        <draw:connector draw:style-name="gr11" draw:layer="layout" svg:x1="15.528cm" svg:y1="10.699cm" svg:x2="16.047cm" svg:y2="10.699cm" draw:start-shape="id153" draw:start-glue-point="1" draw:end-shape="id155" draw:end-glue-point="5" svg:d="M15528 10699h519" svg:viewBox="0 0 520 1">
          <text:p/>
        </draw:connector>
        <draw:custom-shape draw:style-name="gr6" xml:id="id155" draw:id="id155" draw:layer="layout" svg:width="0.6cm" svg:height="0.6cm" svg:x="16.047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347cm" svg:y1="10.399cm" svg:x2="11.343cm" svg:y2="9.761cm" draw:start-shape="id155" draw:start-glue-point="4" draw:end-shape="id150" draw:end-glue-point="1" svg:d="M16347 10399v-638h-5004" svg:viewBox="0 0 5005 639">
          <text:p/>
        </draw:connector>
        <draw:frame draw:style-name="gr341" draw:text-style-name="P10" draw:layer="layout" svg:width="3.046cm" svg:height="0.637cm" svg:x="16.447cm" svg:y="9.856cm">
          <draw:text-box>
            <text:p text:style-name="P10">Regolarizzazione <text:span text:style-name="T7">≤</text:span>10gg</text:p>
          </draw:text-box>
        </draw:frame>
        <draw:frame draw:style-name="gr16" draw:text-style-name="P6" draw:layer="layout" svg:width="1.75cm" svg:height="0.637cm" svg:x="9.646cm" svg:y="10.166cm">
          <draw:text-box>
            <text:p text:style-name="P11">[1] Irregolare</text:p>
          </draw:text-box>
        </draw:frame>
        <draw:connector draw:style-name="gr11" draw:layer="layout" svg:x1="16.347cm" svg:y1="10.999cm" svg:x2="16.347cm" svg:y2="11.557cm" draw:start-shape="id155" draw:start-glue-point="6" draw:end-shape="id156" draw:end-glue-point="4" svg:d="M16347 10999v558" svg:viewBox="0 0 1 559">
          <text:p/>
        </draw:connector>
        <draw:frame draw:style-name="gr17" draw:text-style-name="P6" draw:layer="layout" svg:width="0.467cm" svg:height="0.637cm" svg:x="8.753cm" svg:y="10.792cm">
          <draw:text-box>
            <text:p>Ok</text:p>
          </draw:text-box>
        </draw:frame>
        <draw:custom-shape draw:style-name="gr5" draw:text-style-name="P5" xml:id="id154" draw:id="id154" draw:layer="layout" svg:width="4cm" svg:height="0.557cm" svg:x="7.343cm" svg:y="12.556cm">
          <text:p text:style-name="P4"><text:span text:style-name="T4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3.113cm" svg:x2="9.343cm" svg:y2="13.51cm" draw:start-shape="id154" draw:start-glue-point="2" draw:end-shape="id157" draw:end-glue-point="4" svg:d="M9343 13113v397" svg:viewBox="0 0 1 398">
          <text:p/>
        </draw:connector>
        <draw:custom-shape draw:style-name="gr6" xml:id="id157" draw:id="id157" draw:layer="layout" svg:width="0.6cm" svg:height="0.6cm" svg:x="9.04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58" draw:id="id158" draw:layer="layout" svg:width="4cm" svg:height="0.913cm" svg:x="11.528cm" svg:y="13.354cm">
          <text:p text:style-name="P6">OC: Richiesta integrazioni<text:line-break/><text:span text:style-name="T1">CS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4.11cm" svg:x2="9.343cm" svg:y2="14.962cm" draw:start-shape="id157" draw:start-glue-point="6" draw:end-shape="id144" draw:end-glue-point="4" svg:d="M9343 14110v852" svg:viewBox="0 0 1 853">
          <text:p/>
        </draw:connector>
        <draw:connector draw:style-name="gr11" draw:layer="layout" svg:x1="9.643cm" svg:y1="13.81cm" svg:x2="11.528cm" svg:y2="13.81cm" draw:start-shape="id157" draw:start-glue-point="7" draw:end-shape="id158" draw:end-glue-point="3" svg:d="M9643 13810h1885" svg:viewBox="0 0 1886 1">
          <text:p/>
        </draw:connector>
        <draw:custom-shape draw:style-name="gr6" xml:id="id148" draw:id="id148" draw:layer="layout" svg:width="0.6cm" svg:height="0.6cm" svg:x="15.99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2.538cm" svg:height="0.637cm" svg:x="16.455cm" svg:y="13.042cm">
          <draw:text-box>
            <text:p><text:span text:style-name="T6">Integrazione </text:span><text:span text:style-name="T7">≤</text:span>30gg</text:p>
          </draw:text-box>
        </draw:frame>
        <draw:connector draw:style-name="gr11" draw:layer="layout" svg:x1="15.528cm" svg:y1="13.81cm" svg:x2="15.993cm" svg:y2="13.81cm" draw:start-shape="id158" draw:start-glue-point="1" draw:end-shape="id148" draw:end-glue-point="5" svg:d="M15528 13810h465" svg:viewBox="0 0 466 1">
          <text:p/>
        </draw:connector>
        <draw:frame draw:style-name="gr342" draw:text-style-name="P10" draw:layer="layout" svg:width="2.196cm" svg:height="0.637cm" svg:x="9.549cm" svg:y="13.265cm">
          <draw:text-box>
            <text:p text:style-name="P10">[1] Incompleta</text:p>
          </draw:text-box>
        </draw:frame>
        <draw:connector draw:style-name="gr11" draw:layer="layout" svg:x1="16.293cm" svg:y1="13.51cm" svg:x2="11.343cm" svg:y2="12.834cm" draw:start-shape="id148" draw:start-glue-point="4" draw:end-shape="id154" draw:end-glue-point="1" svg:d="M16293 13510v-676h-4950" svg:viewBox="0 0 4951 677">
          <text:p/>
        </draw:connector>
        <draw:frame draw:style-name="gr18" draw:text-style-name="P6" draw:layer="layout" svg:width="2.538cm" svg:height="0.637cm" svg:x="16.456cm" svg:y="13.943cm">
          <draw:text-box>
            <text:p>No integrazione</text:p>
          </draw:text-box>
        </draw:frame>
        <draw:frame draw:style-name="gr17" draw:text-style-name="P6" draw:layer="layout" svg:width="0.467cm" svg:height="0.637cm" svg:x="8.754cm" svg:y="15.393cm">
          <draw:text-box>
            <text:p>Ok</text:p>
          </draw:text-box>
        </draw:frame>
        <draw:g draw:name="start-event-message_12">
          <draw:path draw:style-name="gr343" draw:text-style-name="P12" draw:layer="layout" svg:width="0.599cm" svg:height="0.599cm" svg:x="16.494cm" svg:y="9.406cm" svg:viewBox="0 0 600 600" svg:d="M600 300c0-166-135-300-301-300-165 0-299 134-299 300s134 300 299 300c166 0 301-134 301-300z">
            <text:p/>
          </draw:path>
          <draw:custom-shape draw:style-name="gr344" draw:text-style-name="P13" draw:layer="layout" svg:width="0.36cm" svg:height="0.24cm" svg:x="16.614cm" svg:y="9.582cm">
            <text:p/>
            <draw:enhanced-geometry svg:viewBox="0 0 21600 21600" draw:type="rectangle" draw:enhanced-path="M 0 0 L 21600 0 21600 21600 0 21600 0 0 Z N"/>
          </draw:custom-shape>
          <draw:polygon draw:style-name="gr345" draw:text-style-name="P13" draw:layer="layout" svg:width="0.359cm" svg:height="0.089cm" svg:x="16.614cm" svg:y="9.582cm" svg:viewBox="0 0 360 90" draw:points="0,0 180,90 360,0">
            <text:p/>
          </draw:polygon>
        </draw:g>
        <draw:g draw:name="start-event-message_13">
          <draw:path draw:style-name="gr346" draw:text-style-name="P12" draw:layer="layout" svg:width="0.599cm" svg:height="0.599cm" svg:x="16.494cm" svg:y="12.606cm" svg:viewBox="0 0 600 600" svg:d="M600 300c0-166-135-300-301-300-165 0-299 134-299 300s134 300 299 300c166 0 301-134 301-300z">
            <text:p/>
          </draw:path>
          <draw:custom-shape draw:style-name="gr347" draw:text-style-name="P13" draw:layer="layout" svg:width="0.36cm" svg:height="0.24cm" svg:x="16.614cm" svg:y="12.782cm">
            <text:p/>
            <draw:enhanced-geometry svg:viewBox="0 0 21600 21600" draw:type="rectangle" draw:enhanced-path="M 0 0 L 21600 0 21600 21600 0 21600 0 0 Z N"/>
          </draw:custom-shape>
          <draw:polygon draw:style-name="gr348" draw:text-style-name="P13" draw:layer="layout" svg:width="0.359cm" svg:height="0.089cm" svg:x="16.614cm" svg:y="12.782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10.478cm" svg:y="8.45cm">
            <draw:text-box>
              <text:p>Istanza</text:p>
            </draw:text-box>
          </draw:frame>
          <draw:g draw:name="start-event-message_7">
            <draw:path draw:style-name="gr349" draw:text-style-name="P12" draw:layer="layout" svg:width="0.599cm" svg:height="0.599cm" svg:x="9.817cm" svg:y="8.45cm" svg:viewBox="0 0 600 600" svg:d="M600 300c0-166-135-300-301-300-165 0-299 134-299 300s134 300 299 300c166 0 301-134 301-300z">
              <text:p/>
            </draw:path>
            <draw:custom-shape draw:style-name="gr350" draw:text-style-name="P13" draw:layer="layout" svg:width="0.36cm" svg:height="0.24cm" svg:x="9.937cm" svg:y="8.626cm">
              <text:p/>
              <draw:enhanced-geometry svg:viewBox="0 0 21600 21600" draw:type="rectangle" draw:enhanced-path="M 0 0 L 21600 0 21600 21600 0 21600 0 0 Z N"/>
            </draw:custom-shape>
            <draw:polygon draw:style-name="gr351" draw:text-style-name="P13" draw:layer="layout" svg:width="0.359cm" svg:height="0.089cm" svg:x="9.937cm" svg:y="8.626cm" svg:viewBox="0 0 360 90" draw:points="0,0 180,90 360,0">
              <text:p/>
            </draw:polygon>
          </draw:g>
        </draw:g>
        <draw:g>
          <draw:g draw:name="start-event-timer">
            <draw:path draw:style-name="gr352" draw:text-style-name="P14" draw:layer="layout" svg:width="0.599cm" svg:height="0.599cm" svg:x="5.858cm" svg:y="11.024cm" svg:viewBox="0 0 600 600" svg:d="M600 300c0-165-135-300-301-300-165 0-299 135-299 300 0 166 134 300 299 300 166 0 301-134 301-300z">
              <text:p/>
            </draw:path>
            <draw:g>
              <draw:path draw:style-name="gr353" draw:text-style-name="P14" draw:layer="layout" svg:width="0.431cm" svg:height="0.431cm" svg:x="5.942cm" svg:y="11.108cm" svg:viewBox="0 0 432 432" svg:d="M432 216c0-119-97-216-216-216s-216 97-216 216c0 120 97 216 216 216s216-96 216-216z">
                <text:p/>
              </draw:path>
              <draw:line draw:style-name="gr354" draw:text-style-name="P14" draw:layer="layout" svg:x1="6.338cm" svg:y1="11.317cm" svg:x2="6.368cm" svg:y2="11.317cm">
                <text:p/>
              </draw:line>
              <draw:polyline draw:style-name="gr355" draw:text-style-name="P14" draw:layer="layout" svg:width="0.122cm" svg:height="0.238cm" svg:x="6.155cm" svg:y="11.138cm" svg:viewBox="0 0 123 239" draw:points="63,0 0,186 123,239">
                <text:p/>
              </draw:polyline>
              <draw:line draw:style-name="gr356" draw:text-style-name="P14" draw:layer="layout" svg:x1="5.948cm" svg:y1="11.317cm" svg:x2="5.978cm" svg:y2="11.317cm">
                <text:p/>
              </draw:line>
              <draw:line draw:style-name="gr357" draw:text-style-name="P14" draw:layer="layout" svg:x1="6.158cm" svg:y1="11.54cm" svg:x2="6.158cm" svg:y2="11.51cm">
                <text:p/>
              </draw:line>
              <draw:line draw:style-name="gr358" draw:text-style-name="P14" draw:layer="layout" svg:x1="6.158cm" svg:y1="11.138cm" svg:x2="6.158cm" svg:y2="11.108cm">
                <text:p/>
              </draw:line>
            </draw:g>
          </draw:g>
          <draw:frame draw:style-name="gr41" draw:text-style-name="P6" draw:layer="layout" svg:width="3.046cm" svg:height="0.637cm" svg:x="6.5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59" draw:text-style-name="P14" draw:layer="layout" svg:width="0.599cm" svg:height="0.599cm" svg:x="2.695cm" svg:y="17.109cm" svg:viewBox="0 0 600 600" svg:d="M600 300c0-165-135-300-301-300-165 0-299 135-299 300 0 166 134 300 299 300 166 0 301-134 301-300z">
              <text:p/>
            </draw:path>
            <draw:g>
              <draw:path draw:style-name="gr360" draw:text-style-name="P14" draw:layer="layout" svg:width="0.431cm" svg:height="0.431cm" svg:x="2.779cm" svg:y="17.193cm" svg:viewBox="0 0 432 432" svg:d="M432 216c0-119-97-216-216-216s-216 97-216 216c0 120 97 216 216 216s216-96 216-216z">
                <text:p/>
              </draw:path>
              <draw:line draw:style-name="gr361" draw:text-style-name="P14" draw:layer="layout" svg:x1="3.175cm" svg:y1="17.402cm" svg:x2="3.205cm" svg:y2="17.402cm">
                <text:p/>
              </draw:line>
              <draw:polyline draw:style-name="gr362" draw:text-style-name="P14" draw:layer="layout" svg:width="0.122cm" svg:height="0.238cm" svg:x="2.992cm" svg:y="17.223cm" svg:viewBox="0 0 123 239" draw:points="63,0 0,186 123,239">
                <text:p/>
              </draw:polyline>
              <draw:line draw:style-name="gr363" draw:text-style-name="P14" draw:layer="layout" svg:x1="2.785cm" svg:y1="17.402cm" svg:x2="2.815cm" svg:y2="17.402cm">
                <text:p/>
              </draw:line>
              <draw:line draw:style-name="gr364" draw:text-style-name="P14" draw:layer="layout" svg:x1="2.995cm" svg:y1="17.625cm" svg:x2="2.995cm" svg:y2="17.595cm">
                <text:p/>
              </draw:line>
              <draw:line draw:style-name="gr365" draw:text-style-name="P14" draw:layer="layout" svg:x1="2.995cm" svg:y1="17.223cm" svg:x2="2.995cm" svg:y2="17.193cm">
                <text:p/>
              </draw:line>
            </draw:g>
          </draw:g>
          <draw:frame draw:style-name="gr41" draw:text-style-name="P6" draw:layer="layout" svg:width="3.046cm" svg:height="0.637cm" svg:x="3.363cm" svg:y="17.091cm">
            <draw:text-box>
              <text:p text:style-name="P10">Riunione</text:p>
            </draw:text-box>
          </draw:frame>
        </draw:g>
        <draw:connector draw:style-name="gr11" draw:layer="layout" svg:x1="5cm" svg:y1="16.913cm" svg:x2="9.043cm" svg:y2="17.606cm" draw:start-shape="id159" draw:start-glue-point="2" draw:end-shape="id146" draw:end-glue-point="6" svg:d="M5000 16913v693h4043" svg:viewBox="0 0 4044 694">
          <text:p/>
        </draw:connector>
        <draw:custom-shape draw:style-name="gr72" draw:text-style-name="P27" xml:id="id159" draw:id="id159" draw:layer="layout" svg:width="4cm" svg:height="0.913cm" svg:x="3cm" svg:y="16cm">
          <text:p text:style-name="P21"><text:span text:style-name="T11">OC: Parere non dovuto </text:span><text:span text:style-name="T13">CS60_NDO</text:span></text:p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3.596cm" svg:height="0.637cm" svg:x="5.404cm" svg:y="14.729cm">
          <draw:text-box>
            <text:p><text:span text:style-name="T9">Attività cat. A o non soggetta</text:span></text:p>
          </draw:text-box>
        </draw:frame>
        <draw:connector draw:style-name="gr11" draw:layer="layout" svg:x1="9.043cm" svg:y1="15.262cm" svg:x2="5cm" svg:y2="16cm" draw:start-shape="id144" draw:start-glue-point="5" draw:end-shape="id159" draw:end-glue-point="0" svg:d="M9043 15262h-4043v738" svg:viewBox="0 0 4044 739">
          <text:p/>
        </draw:connector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66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67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68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69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70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71" draw:text-style-name="P14" draw:layer="layout" svg:x1="6.454cm" svg:y1="28.282cm" svg:x2="6.484cm" svg:y2="28.282cm">
                <text:p/>
              </draw:line>
              <draw:polyline draw:style-name="gr372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73" draw:text-style-name="P14" draw:layer="layout" svg:x1="6.064cm" svg:y1="28.282cm" svg:x2="6.094cm" svg:y2="28.282cm">
                <text:p/>
              </draw:line>
              <draw:line draw:style-name="gr374" draw:text-style-name="P14" draw:layer="layout" svg:x1="6.274cm" svg:y1="28.505cm" svg:x2="6.274cm" svg:y2="28.475cm">
                <text:p/>
              </draw:line>
              <draw:line draw:style-name="gr375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64" draw:id="id164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60" draw:id="id160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61" draw:id="id161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63" draw:id="id163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62" draw:id="id162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60" draw:start-glue-point="6" draw:end-shape="id161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61" draw:start-glue-point="2" draw:end-shape="id162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60" draw:start-glue-point="7" draw:end-shape="id163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63" draw:start-glue-point="2" draw:end-shape="id162" draw:end-glue-point="10" svg:d="M11443 16419v687h-4100" svg:viewBox="0 0 4101 688">
            <text:p/>
          </draw:connector>
          <draw:custom-shape draw:style-name="gr10" xml:id="id171" draw:id="id171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6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65" draw:id="id165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64" draw:start-glue-point="8" draw:end-shape="id165" draw:end-glue-point="0" svg:d="M7043 9206v277" svg:viewBox="0 0 1 278">
            <text:p/>
          </draw:connector>
          <draw:custom-shape draw:style-name="gr7" draw:text-style-name="P7" xml:id="id167" draw:id="id167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66" draw:id="id166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8" draw:id="id168" draw:layer="layout" svg:width="4cm" svg:height="0.832cm" svg:x="9.228cm" svg:y="10.285cm">
            <text:p text:style-name="P6">OC: Rich. regol. formale<text:line-break/><text:span text:style-name="T20">CV10_REG</text:span><text:span text:style-name="T21">, se LPS </text:span><text:span text:style-name="T20">CV11_R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65" draw:start-glue-point="2" draw:end-shape="id166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66" draw:start-glue-point="6" draw:end-shape="id167" draw:end-glue-point="0" svg:d="M7044 10999v288h-1v288" svg:viewBox="0 0 2 577">
            <text:p/>
          </draw:connector>
          <draw:connector draw:style-name="gr11" draw:layer="layout" svg:x1="7.344cm" svg:y1="10.699cm" svg:x2="9.228cm" svg:y2="10.701cm" draw:start-shape="id166" draw:start-glue-point="7" draw:end-shape="id168" draw:end-glue-point="3" svg:d="M7344 10699h943v2h941" svg:viewBox="0 0 1885 3">
            <text:p/>
          </draw:connector>
          <draw:connector draw:style-name="gr11" draw:layer="layout" svg:x1="7.043cm" svg:y1="12.132cm" svg:x2="7.043cm" svg:y2="12.556cm" draw:start-shape="id167" draw:start-glue-point="2" draw:end-shape="id169" draw:end-glue-point="0" svg:d="M7043 12132v424" svg:viewBox="0 0 1 425">
            <text:p/>
          </draw:connector>
          <draw:connector draw:style-name="gr11" draw:layer="layout" svg:x1="13.228cm" svg:y1="10.701cm" svg:x2="13.747cm" svg:y2="10.699cm" draw:start-shape="id168" draw:start-glue-point="1" draw:end-shape="id170" draw:end-glue-point="5" svg:d="M13228 10701h260v-2h259" svg:viewBox="0 0 520 3">
            <text:p/>
          </draw:connector>
          <draw:custom-shape draw:style-name="gr6" xml:id="id170" draw:id="id170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70" draw:start-glue-point="4" draw:end-shape="id165" draw:end-glue-point="1" svg:d="M14047 10399v-638h-5004" svg:viewBox="0 0 5005 639">
            <text:p/>
          </draw:connector>
          <draw:frame draw:style-name="gr377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70" draw:start-glue-point="6" draw:end-shape="id171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9" draw:id="id169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9" draw:start-glue-point="2" draw:end-shape="id172" draw:end-glue-point="4" svg:d="M7043 13113v397" svg:viewBox="0 0 1 398">
            <text:p/>
          </draw:connector>
          <draw:custom-shape draw:style-name="gr6" xml:id="id172" draw:id="id172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72" draw:start-glue-point="6" draw:end-shape="id160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72" draw:start-glue-point="7" draw:end-shape="id173" draw:end-glue-point="0" svg:d="M7343 13810h8500v1696" svg:viewBox="0 0 8501 1697">
            <text:p/>
          </draw:connector>
          <draw:frame draw:style-name="gr378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79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80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81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82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83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84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30" xml:id="id173" draw:id="id173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73" draw:start-glue-point="2" draw:end-shape="id162" draw:end-glue-point="10" svg:d="M15843 16419v687h-8500" svg:viewBox="0 0 8501 688">
            <text:p/>
          </draw:connector>
        </draw:g>
        <draw:g>
          <draw:g draw:name="start-event-timer">
            <draw:path draw:style-name="gr385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86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87" draw:text-style-name="P14" draw:layer="layout" svg:x1="4.038cm" svg:y1="11.317cm" svg:x2="4.068cm" svg:y2="11.317cm">
                <text:p/>
              </draw:line>
              <draw:polyline draw:style-name="gr388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89" draw:text-style-name="P14" draw:layer="layout" svg:x1="3.648cm" svg:y1="11.317cm" svg:x2="3.678cm" svg:y2="11.317cm">
                <text:p/>
              </draw:line>
              <draw:line draw:style-name="gr390" draw:text-style-name="P14" draw:layer="layout" svg:x1="3.858cm" svg:y1="11.54cm" svg:x2="3.858cm" svg:y2="11.51cm">
                <text:p/>
              </draw:line>
              <draw:line draw:style-name="gr391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92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93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94" draw:text-style-name="P14" draw:layer="layout" svg:x1="4.038cm" svg:y1="17.337cm" svg:x2="4.068cm" svg:y2="17.337cm">
                <text:p/>
              </draw:line>
              <draw:polyline draw:style-name="gr395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96" draw:text-style-name="P14" draw:layer="layout" svg:x1="3.648cm" svg:y1="17.337cm" svg:x2="3.678cm" svg:y2="17.337cm">
                <text:p/>
              </draw:line>
              <draw:line draw:style-name="gr397" draw:text-style-name="P14" draw:layer="layout" svg:x1="3.858cm" svg:y1="17.56cm" svg:x2="3.858cm" svg:y2="17.53cm">
                <text:p/>
              </draw:line>
              <draw:line draw:style-name="gr398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9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40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0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40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40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404" draw:text-style-name="P14" draw:layer="layout" svg:x1="6.454cm" svg:y1="28.282cm" svg:x2="6.484cm" svg:y2="28.282cm">
                <text:p/>
              </draw:line>
              <draw:polyline draw:style-name="gr40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406" draw:text-style-name="P14" draw:layer="layout" svg:x1="6.064cm" svg:y1="28.282cm" svg:x2="6.094cm" svg:y2="28.282cm">
                <text:p/>
              </draw:line>
              <draw:line draw:style-name="gr407" draw:text-style-name="P14" draw:layer="layout" svg:x1="6.274cm" svg:y1="28.505cm" svg:x2="6.274cm" svg:y2="28.475cm">
                <text:p/>
              </draw:line>
              <draw:line draw:style-name="gr40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79" draw:id="id179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74" draw:id="id174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75" draw:id="id175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77" draw:id="id177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76" draw:id="id176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74" draw:start-glue-point="6" draw:end-shape="id175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75" draw:start-glue-point="2" draw:end-shape="id176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74" draw:start-glue-point="7" draw:end-shape="id177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77" draw:start-glue-point="2" draw:end-shape="id176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78" draw:start-glue-point="6" draw:end-shape="id174" draw:end-glue-point="4" svg:d="M13993 14110v427h-6950v425" svg:viewBox="0 0 6951 853">
            <text:p/>
          </draw:connector>
          <draw:custom-shape draw:style-name="gr10" xml:id="id186" draw:id="id186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9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80" draw:id="id180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79" draw:start-glue-point="8" draw:end-shape="id180" draw:end-glue-point="0" svg:d="M7043 9206v277" svg:viewBox="0 0 1 278">
            <text:p/>
          </draw:connector>
          <draw:custom-shape draw:style-name="gr7" draw:text-style-name="P7" xml:id="id182" draw:id="id182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81" draw:id="id181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83" draw:id="id183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80" draw:start-glue-point="2" draw:end-shape="id181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81" draw:start-glue-point="6" draw:end-shape="id182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81" draw:start-glue-point="7" draw:end-shape="id183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82" draw:start-glue-point="2" draw:end-shape="id184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83" draw:start-glue-point="1" draw:end-shape="id185" draw:end-glue-point="5" svg:d="M13228 10699h519" svg:viewBox="0 0 520 1">
            <text:p/>
          </draw:connector>
          <draw:custom-shape draw:style-name="gr6" xml:id="id185" draw:id="id185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85" draw:start-glue-point="4" draw:end-shape="id180" draw:end-glue-point="1" svg:d="M14047 10399v-638h-5004" svg:viewBox="0 0 5005 639">
            <text:p/>
          </draw:connector>
          <draw:frame draw:style-name="gr410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85" draw:start-glue-point="6" draw:end-shape="id186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84" draw:id="id184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84" draw:start-glue-point="2" draw:end-shape="id187" draw:end-glue-point="4" svg:d="M7043 13113v397" svg:viewBox="0 0 1 398">
            <text:p/>
          </draw:connector>
          <draw:custom-shape draw:style-name="gr6" xml:id="id187" draw:id="id187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88" draw:id="id188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87" draw:start-glue-point="6" draw:end-shape="id174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87" draw:start-glue-point="7" draw:end-shape="id188" draw:end-glue-point="3" svg:d="M7343 13810h1885" svg:viewBox="0 0 1886 1">
            <text:p/>
          </draw:connector>
          <draw:custom-shape draw:style-name="gr6" xml:id="id178" draw:id="id178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88" draw:start-glue-point="1" draw:end-shape="id178" draw:end-glue-point="5" svg:d="M13228 13810h465" svg:viewBox="0 0 466 1">
            <text:p/>
          </draw:connector>
          <draw:frame draw:style-name="gr411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78" draw:start-glue-point="4" draw:end-shape="id184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412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413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414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415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416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417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418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419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420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421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422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423" draw:text-style-name="P14" draw:layer="layout" svg:x1="4.038cm" svg:y1="11.317cm" svg:x2="4.068cm" svg:y2="11.317cm">
                <text:p/>
              </draw:line>
              <draw:polyline draw:style-name="gr424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425" draw:text-style-name="P14" draw:layer="layout" svg:x1="3.648cm" svg:y1="11.317cm" svg:x2="3.678cm" svg:y2="11.317cm">
                <text:p/>
              </draw:line>
              <draw:line draw:style-name="gr426" draw:text-style-name="P14" draw:layer="layout" svg:x1="3.858cm" svg:y1="11.54cm" svg:x2="3.858cm" svg:y2="11.51cm">
                <text:p/>
              </draw:line>
              <draw:line draw:style-name="gr427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428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429" draw:text-style-name="P34" xml:id="id191" draw:id="id191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430" draw:text-style-name="P6" xml:id="id189" draw:id="id189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29" draw:text-style-name="P34" xml:id="id201" draw:id="id201" draw:layer="layout" svg:width="3.597cm" svg:height="0.557cm" svg:x="2.803cm" svg:y="17.817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431" draw:text-style-name="P35" xml:id="id196" draw:id="id196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9" draw:text-style-name="P34" xml:id="id197" draw:id="id197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31" draw:text-style-name="P35" xml:id="id198" draw:id="id198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6" xml:id="id202" draw:id="id202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432" draw:text-style-name="P37" xml:id="id200" draw:id="id200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429" draw:text-style-name="P34" xml:id="id194" draw:id="id194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429" draw:text-style-name="P34" xml:id="id195" draw:id="id195" draw:layer="layout" svg:width="4cm" svg:height="0.557cm" svg:x="10.103cm" svg:y="12.971cm">
            <text:p text:style-name="P6"><text:span text:style-name="T17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90" draw:id="id190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9" draw:text-style-name="P34" xml:id="id193" draw:id="id193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431" draw:text-style-name="P35" xml:id="id192" draw:id="id192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89" draw:start-glue-point="2" draw:end-shape="id190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90" draw:start-glue-point="5" draw:end-shape="id191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91" draw:start-glue-point="2" draw:end-shape="id192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92" draw:start-glue-point="5" draw:end-shape="id193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92" draw:start-glue-point="7" draw:end-shape="id194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94" draw:start-glue-point="2" draw:end-shape="id195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95" draw:start-glue-point="2" draw:end-shape="id196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96" draw:start-glue-point="7" draw:end-shape="id195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96" draw:start-glue-point="6" draw:end-shape="id197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97" draw:start-glue-point="2" draw:end-shape="id198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98" draw:start-glue-point="5" draw:end-shape="id199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98" draw:start-glue-point="7" draw:end-shape="id200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201" draw:start-glue-point="2" draw:end-shape="id202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93" draw:start-glue-point="2" draw:end-shape="id201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90" draw:start-glue-point="7" draw:end-shape="id203" draw:end-glue-point="0" svg:d="M11303 10298h5900v678" svg:viewBox="0 0 5901 679">
            <text:p/>
          </draw:connector>
          <draw:custom-shape draw:style-name="gr4" xml:id="id204" draw:id="id204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204" draw:start-glue-point="8" draw:end-shape="id189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202" draw:start-glue-point="2" draw:end-shape="id205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200" draw:start-glue-point="2" draw:end-shape="id206" draw:end-glue-point="0" svg:d="M14603 19617v433" svg:viewBox="0 0 1 434">
            <text:p/>
          </draw:connector>
          <draw:custom-shape draw:style-name="gr10" xml:id="id207" draw:id="id207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90" draw:start-glue-point="6" draw:end-shape="id207" draw:end-glue-point="4" svg:d="M11003 10598v357" svg:viewBox="0 0 1 358">
            <text:p/>
          </draw:connector>
          <draw:frame draw:style-name="gr433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434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435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436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437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433" draw:text-style-name="P6" draw:layer="layout" svg:width="0.366cm" svg:height="0.319cm" svg:x="11.46cm" svg:y="15.636cm">
            <draw:text-box>
              <text:p>Ok</text:p>
            </draw:text-box>
          </draw:frame>
          <draw:frame draw:style-name="gr438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439" draw:text-style-name="P38" xml:id="id206" draw:id="id206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205" draw:id="id205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206" draw:start-glue-point="2" draw:end-shape="id205" draw:end-glue-point="10" svg:d="M14603 20963v387h-3300" svg:viewBox="0 0 3301 388">
            <text:p/>
          </draw:connector>
          <draw:custom-shape draw:style-name="gr429" draw:text-style-name="P34" xml:id="id203" draw:id="id203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440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203" draw:start-glue-point="2" draw:end-shape="id206" draw:end-glue-point="1" svg:d="M17203 11533v8973h-600" svg:viewBox="0 0 601 8974">
            <text:p/>
          </draw:connector>
          <draw:custom-shape draw:style-name="gr429" draw:text-style-name="P34" xml:id="id209" draw:id="id209" draw:layer="layout" svg:width="3.597cm" svg:height="0.557cm" svg:x="6.702cm" svg:y="17.816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6" xml:id="id208" draw:id="id208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429" draw:text-style-name="P34" xml:id="id199" draw:id="id199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208" draw:start-glue-point="2" draw:end-shape="id205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99" draw:start-glue-point="2" draw:end-shape="id209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209" draw:start-glue-point="2" draw:end-shape="id208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441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442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443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444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445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446" draw:text-style-name="P14" draw:layer="layout" svg:x1="9.166cm" svg:y1="15.074cm" svg:x2="9.196cm" svg:y2="15.074cm">
                <text:p/>
              </draw:line>
              <draw:polyline draw:style-name="gr447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448" draw:text-style-name="P14" draw:layer="layout" svg:x1="8.776cm" svg:y1="15.074cm" svg:x2="8.806cm" svg:y2="15.074cm">
                <text:p/>
              </draw:line>
              <draw:line draw:style-name="gr449" draw:text-style-name="P14" draw:layer="layout" svg:x1="8.986cm" svg:y1="15.297cm" svg:x2="8.986cm" svg:y2="15.267cm">
                <text:p/>
              </draw:line>
              <draw:line draw:style-name="gr450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451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452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453" draw:text-style-name="P14" draw:layer="layout" svg:x1="1.766cm" svg:y1="19.111cm" svg:x2="1.796cm" svg:y2="19.111cm">
                <text:p/>
              </draw:line>
              <draw:polyline draw:style-name="gr454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455" draw:text-style-name="P14" draw:layer="layout" svg:x1="1.376cm" svg:y1="19.111cm" svg:x2="1.406cm" svg:y2="19.111cm">
                <text:p/>
              </draw:line>
              <draw:line draw:style-name="gr456" draw:text-style-name="P14" draw:layer="layout" svg:x1="1.586cm" svg:y1="19.334cm" svg:x2="1.586cm" svg:y2="19.304cm">
                <text:p/>
              </draw:line>
              <draw:line draw:style-name="gr457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458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459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460" draw:text-style-name="P14" draw:layer="layout" svg:x1="11.705cm" svg:y1="19.112cm" svg:x2="11.735cm" svg:y2="19.112cm">
                <text:p/>
              </draw:line>
              <draw:polyline draw:style-name="gr461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62" draw:text-style-name="P14" draw:layer="layout" svg:x1="11.315cm" svg:y1="19.112cm" svg:x2="11.345cm" svg:y2="19.112cm">
                <text:p/>
              </draw:line>
              <draw:line draw:style-name="gr463" draw:text-style-name="P14" draw:layer="layout" svg:x1="11.525cm" svg:y1="19.335cm" svg:x2="11.525cm" svg:y2="19.305cm">
                <text:p/>
              </draw:line>
              <draw:line draw:style-name="gr464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65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66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67" draw:text-style-name="P14" draw:layer="layout" svg:x1="4.566cm" svg:y1="11.243cm" svg:x2="4.596cm" svg:y2="11.243cm">
                <text:p/>
              </draw:line>
              <draw:polyline draw:style-name="gr468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69" draw:text-style-name="P14" draw:layer="layout" svg:x1="4.176cm" svg:y1="11.243cm" svg:x2="4.206cm" svg:y2="11.243cm">
                <text:p/>
              </draw:line>
              <draw:line draw:style-name="gr470" draw:text-style-name="P14" draw:layer="layout" svg:x1="4.386cm" svg:y1="11.466cm" svg:x2="4.386cm" svg:y2="11.436cm">
                <text:p/>
              </draw:line>
              <draw:line draw:style-name="gr471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72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73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74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75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76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77" draw:text-style-name="P14" draw:layer="layout" svg:x1="6.46cm" svg:y1="28.281cm" svg:x2="6.49cm" svg:y2="28.281cm">
                <text:p/>
              </draw:line>
              <draw:polyline draw:style-name="gr478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79" draw:text-style-name="P14" draw:layer="layout" svg:x1="6.07cm" svg:y1="28.281cm" svg:x2="6.1cm" svg:y2="28.281cm">
                <text:p/>
              </draw:line>
              <draw:line draw:style-name="gr480" draw:text-style-name="P14" draw:layer="layout" svg:x1="6.28cm" svg:y1="28.504cm" svg:x2="6.28cm" svg:y2="28.474cm">
                <text:p/>
              </draw:line>
              <draw:line draw:style-name="gr481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3.4.2$Linux_X86_64 LibreOffice_project/30$Build-2</meta:generator>
    <dc:date>2022-08-16T15:56:03.673494826</dc:date>
    <meta:editing-duration>PT20H21M31S</meta:editing-duration>
    <meta:editing-cycles>128</meta:editing-cycles>
    <meta:print-date>2021-01-22T10:58:37.760059779</meta:print-date>
    <meta:document-statistic meta:object-count="1276"/>
  </office:meta>
</office:document-meta>
</file>